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ger (author)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3" table:number-rows-spanned="1">
            <text:p>extend standard User model by adding next fileds: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e_of_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_b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blog(post)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update</text:p>
          </table:table-cell>
          <table:table-cell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alculation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_of_update</text:p>
          </table:table-cell>
          <table:table-cell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li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one_to_many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date_of_orig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2:01:27.332871660</meta:creation-date>
    <dc:date>2022-09-05T12:00:56.834566785</dc:date>
    <meta:editing-duration>PT1H19M36S</meta:editing-duration>
    <meta:editing-cycles>8</meta:editing-cycles>
    <meta:generator>LibreOffice/7.3.5.2$Linux_X86_64 LibreOffice_project/30$Build-2</meta:generator>
    <meta:document-statistic meta:table-count="1" meta:cell-count="39" meta:object-count="0"/>
  </office:meta>
</office:document-meta>
</file>